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000000310AB275CF8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14cm" svg:height="6.637cm" svg:x="5.043cm" svg:y="1.983cm">
          <draw:image xlink:href="Pictures/100000000000055000000310AB275CF8.jpg" xlink:type="simple" xlink:show="embed" xlink:actuate="onLoad" draw:mime-type="image/jpeg">
            <text:p/>
          </draw:image>
        </draw:frame>
        <draw:frame draw:style-name="gr1" draw:text-style-name="P1" draw:layer="layout" svg:width="11.514cm" svg:height="6.637cm" svg:x="5.043cm" svg:y="10.238cm">
          <draw:image xlink:href="Pictures/100000000000055000000310AB275CF8.jpg" xlink:type="simple" xlink:show="embed" xlink:actuate="onLoad" draw:mime-type="image/jpeg">
            <text:p/>
          </draw:image>
        </draw:frame>
        <draw:frame draw:style-name="gr1" draw:text-style-name="P1" draw:layer="layout" svg:width="11.514cm" svg:height="6.637cm" svg:x="5.127cm" svg:y="18.493cm">
          <draw:image xlink:href="Pictures/100000000000055000000310AB275CF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1T00:33:33.592489200</meta:creation-date>
    <meta:print-date>2026-04-11T00:35:41.760912600</meta:print-date>
    <dc:date>2026-04-11T00:36:35.839088700</dc:date>
    <meta:editing-duration>PT3M3S</meta:editing-duration>
    <meta:editing-cycles>1</meta:editing-cycles>
    <meta:document-statistic meta:object-count="3"/>
    <meta:generator>LibreOffice/25.8.5.2$Windows_X86_64 LibreOffice_project/9c8b85f387cc00a89945a79c9e6239f32e450ac2</meta:generator>
  </office:meta>
</office:document-meta>
</file>